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2528in"/>
    </style:style>
    <style:style style:name="P1" style:family="paragraph" style:parent-style-name="Standard">
      <style:text-properties style:font-name="serif" fo:font-size="12pt" officeooo:paragraph-rsid="001d2e57"/>
    </style:style>
    <style:style style:name="P2" style:family="paragraph" style:parent-style-name="Standard">
      <style:text-properties style:font-name="serif" fo:font-size="11.25pt"/>
    </style:style>
    <style:style style:name="P3" style:family="paragraph" style:parent-style-name="Standard">
      <style:text-properties style:font-name="serif" fo:font-size="11.25pt" officeooo:paragraph-rsid="001d2e57"/>
    </style:style>
    <style:style style:name="P4" style:family="paragraph" style:parent-style-name="Standard">
      <style:text-properties style:font-name="serif" fo:font-size="11.25pt" fo:language="ru" fo:country="RU" officeooo:rsid="00279a19" officeooo:paragraph-rsid="00279a19"/>
    </style:style>
    <style:style style:name="P5" style:family="paragraph" style:parent-style-name="Standard">
      <style:text-properties style:font-name="serif" fo:font-size="11.25pt" fo:language="ru" fo:country="RU" officeooo:rsid="0027af34" officeooo:paragraph-rsid="0027af34"/>
    </style:style>
    <style:style style:name="P6" style:family="paragraph" style:parent-style-name="Standard">
      <style:text-properties style:font-name="serif" fo:font-size="11.25pt" officeooo:rsid="0027af34" officeooo:paragraph-rsid="0027af34"/>
    </style:style>
    <style:style style:name="P7" style:family="paragraph" style:parent-style-name="Standard">
      <style:text-properties officeooo:rsid="001f5574" officeooo:paragraph-rsid="001f5574"/>
    </style:style>
    <style:style style:name="P8" style:family="paragraph" style:parent-style-name="Standard">
      <style:text-properties fo:language="ru" fo:country="RU"/>
    </style:style>
    <style:style style:name="P9" style:family="paragraph" style:parent-style-name="Standard">
      <style:text-properties fo:language="ru" fo:country="RU" officeooo:rsid="001f5574" officeooo:paragraph-rsid="001f5574"/>
    </style:style>
    <style:style style:name="P10" style:family="paragraph" style:parent-style-name="Standard">
      <style:text-properties fo:language="ru" fo:country="RU" officeooo:rsid="00250705" officeooo:paragraph-rsid="00250705"/>
    </style:style>
    <style:style style:name="P11" style:family="paragraph" style:parent-style-name="Standard">
      <style:text-properties fo:language="ru" fo:country="RU" officeooo:rsid="00279a19" officeooo:paragraph-rsid="00279a19"/>
    </style:style>
    <style:style style:name="P12" style:family="paragraph" style:parent-style-name="Standard">
      <style:text-properties officeooo:rsid="00229293" officeooo:paragraph-rsid="00229293"/>
    </style:style>
    <style:style style:name="P13" style:family="paragraph" style:parent-style-name="Table_20_Contents">
      <style:text-properties officeooo:rsid="001f5574" officeooo:paragraph-rsid="001f5574"/>
    </style:style>
    <style:style style:name="P14" style:family="paragraph" style:parent-style-name="Standard">
      <style:text-properties officeooo:rsid="00229293" officeooo:paragraph-rsid="001f5574"/>
    </style:style>
    <style:style style:name="T1" style:family="text">
      <style:text-properties officeooo:rsid="001d2e57"/>
    </style:style>
    <style:style style:name="T2" style:family="text">
      <style:text-properties officeooo:rsid="002292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">Cluster1</text:p>
          </table:table-cell>
          <table:table-cell table:style-name="Table1.A1" office:value-type="string">
            <text:p text:style-name="P1">Cluster<text:span text:style-name="T1">2</text:span></text:p>
          </table:table-cell>
          <table:table-cell table:style-name="Table1.A1" office:value-type="string">
            <text:p text:style-name="P1">Cluster<text:span text:style-name="T1">3</text:span></text:p>
          </table:table-cell>
          <table:table-cell table:style-name="Table1.A1" office:value-type="string">
            <text:p text:style-name="P1">Cluster<text:span text:style-name="T1">4</text:span></text:p>
          </table:table-cell>
          <table:table-cell table:style-name="Table1.E1" office:value-type="string">
            <text:p text:style-name="P1">Cluster<text:span text:style-name="T1">5</text:span></text:p>
          </table:table-cell>
        </table:table-row>
        <table:table-row>
          <table:table-cell table:style-name="Table1.A2" office:value-type="string">
            <text:p text:style-name="P3">Rowdy</text:p>
            <text:p text:style-name="P3">Rousing</text:p>
            <text:p text:style-name="P3">Confident</text:p>
            <text:p text:style-name="P3">Boisterous</text:p>
            <text:p text:style-name="P3">Passionate</text:p>
          </table:table-cell>
          <table:table-cell table:style-name="Table1.A2" office:value-type="string">
            <text:p text:style-name="P3">Amiable/Good natured</text:p>
            <text:p text:style-name="P3">Sweet</text:p>
            <text:p text:style-name="P3">Fun</text:p>
            <text:p text:style-name="P3">Rollicking</text:p>
            <text:p text:style-name="P3">Cheerful</text:p>
          </table:table-cell>
          <table:table-cell table:style-name="Table1.A2" office:value-type="string">
            <text:p text:style-name="P3">Literate</text:p>
            <text:p text:style-name="P3">Wistful</text:p>
            <text:p text:style-name="P3">Bittersweet</text:p>
            <text:p text:style-name="P3">Autumnal</text:p>
            <text:p text:style-name="P3">Brooding</text:p>
            <text:p text:style-name="P3">Poignant</text:p>
          </table:table-cell>
          <table:table-cell table:style-name="Table1.A2" office:value-type="string">
            <text:p text:style-name="P3">Witty</text:p>
            <text:p text:style-name="P3">Humorous</text:p>
            <text:p text:style-name="P3">Whimsical</text:p>
            <text:p text:style-name="P3">Wry</text:p>
            <text:p text:style-name="P3">Campy</text:p>
            <text:p text:style-name="P3">Quirky</text:p>
            <text:p text:style-name="P3">Silly</text:p>
          </table:table-cell>
          <table:table-cell table:style-name="Table1.E2" office:value-type="string">
            <text:p text:style-name="P3">Volatile</text:p>
            <text:p text:style-name="P3">Fiery</text:p>
            <text:p text:style-name="P3">Visceral</text:p>
            <text:p text:style-name="P3">Aggressive</text:p>
            <text:p text:style-name="P3">Tense/anxious</text:p>
            <text:p text:style-name="P3">Intense</text:p>
          </table:table-cell>
        </table:table-row>
        <table:table-row table:style-name="Table1.3">
          <table:table-cell table:style-name="Table1.A2" office:value-type="string">
            <text:p text:style-name="P8">шумный</text:p>
            <text:p text:style-name="P8"><text:bookmark text:name="result_box"/>возбуждающий<text:line-break/>уверенная<text:line-break/>неистовый<text:line-break/>страстный</text:p>
          </table:table-cell>
          <table:table-cell table:style-name="Table1.A2" office:value-type="string">
            <text:p text:style-name="P13">Любезная/добродушная</text:p>
            <text:p text:style-name="P9"><text:bookmark text:name="result_box1"/>Милая<text:line-break/>Весело<text:line-break/>бесшабашный</text:p>
            <text:p text:style-name="P13">бодрый</text:p>
          </table:table-cell>
          <table:table-cell table:style-name="Table1.A2" office:value-type="string">
            <text:p text:style-name="P8"><text:bookmark text:name="result_box2"/>грамотный<text:line-break/>задумчивый<text:line-break/>горьковато-сладкий<text:line-break/>осенний</text:p>
            <text:p text:style-name="P13">размышление</text:p>
            <text:p text:style-name="P13">горький</text:p>
          </table:table-cell>
          <table:table-cell table:style-name="Table1.A2" office:value-type="string">
            <text:p text:style-name="P8"><text:bookmark text:name="result_box3"/>остроумный<text:line-break/>смешной<text:line-break/>эксцентричный<text:line-break/>перекошенный</text:p>
            <text:p text:style-name="P8"><text:bookmark text:name="result_box5"/>манерной</text:p>
            <text:p text:style-name="P8"><text:bookmark text:name="result_box4"/>причудливый<text:line-break/>глупый</text:p>
            <text:p text:style-name="Table_20_Contents"/>
          </table:table-cell>
          <table:table-cell table:style-name="Table1.E2" office:value-type="string">
            <text:p text:style-name="P8"><text:bookmark text:name="result_box6"/>изменчивый<text:line-break/>пламенный<text:line-break/>висцеральный<text:line-break/>агрессивный<text:line-break/>Напряженная / беспокойство<text:line-break/>интенсивный</text:p>
            <text:p text:style-name="Table_20_Contents"/>
          </table:table-cell>
        </table:table-row>
        <table:table-row table:style-name="Table1.3">
          <table:table-cell table:style-name="Table1.A2" office:value-type="string">
            <text:p text:style-name="P11">Tense</text:p>
          </table:table-cell>
          <table:table-cell table:style-name="Table1.A2" office:value-type="string">
            <text:p text:style-name="P6">Happy</text:p>
          </table:table-cell>
          <table:table-cell table:style-name="Table1.A2" office:value-type="string">
            <text:p text:style-name="P4">Sad</text:p>
          </table:table-cell>
          <table:table-cell table:style-name="Table1.A2" office:value-type="string">
            <text:p text:style-name="P5">Serious</text:p>
          </table:table-cell>
          <table:table-cell table:style-name="Table1.E2" office:value-type="string">
            <text:p text:style-name="P10">Angry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9:15:43.295768256</meta:creation-date>
    <dc:date>2016-10-20T23:04:02.829510786</dc:date>
    <meta:editing-duration>PT44M8S</meta:editing-duration>
    <meta:editing-cycles>8</meta:editing-cycles>
    <meta:generator>LibreOffice/5.1.4.2$Linux_X86_64 LibreOffice_project/10m0$Build-2</meta:generator>
    <meta:document-statistic meta:table-count="1" meta:image-count="0" meta:object-count="0" meta:page-count="1" meta:paragraph-count="51" meta:word-count="71" meta:character-count="612" meta:non-whitespace-character-count="592"/>
  </office:meta>
</office:document-meta>
</file>